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788f7" officeooo:paragraph-rsid="004788f7"/>
    </style:style>
    <style:style style:name="P2" style:family="paragraph" style:parent-style-name="Standard">
      <style:text-properties officeooo:rsid="004788f7" officeooo:paragraph-rsid="004788f7"/>
    </style:style>
    <style:style style:name="P3" style:family="paragraph" style:parent-style-name="Standard">
      <style:text-properties officeooo:rsid="0047cf09" officeooo:paragraph-rsid="0047cf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Instalacja sewera</text:p>
      <text:p text:style-name="P3">-Nie mogę się zalogować do SSH, ale działa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5.2$Linux_X86_64 LibreOffice_project/50$Build-2</meta:generator>
    <dc:date>2023-10-11T19:53:35.584821735</dc:date>
    <meta:editing-duration>PT20H3M34S</meta:editing-duration>
    <meta:editing-cycles>37</meta:editing-cycles>
    <meta:document-statistic meta:table-count="0" meta:image-count="0" meta:object-count="0" meta:page-count="1" meta:paragraph-count="2" meta:word-count="10" meta:character-count="60" meta:non-whitespace-character-count="52"/>
  </office:meta>
</office:document-meta>
</file>